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text-properties fo:color="#c9211e" loext:opacity="100%"/>
    </style:style>
    <style:style style:name="P95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6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7" style:family="paragraph" style:parent-style-name="Heading_20_4">
      <style:paragraph-properties fo:break-before="page"/>
    </style:style>
    <style:style style:name="P98" style:family="paragraph" style:parent-style-name="Standard" style:list-style-name="L1"/>
    <style:style style:name="P99" style:family="paragraph" style:parent-style-name="Standard" style:list-style-name="L1">
      <style:text-properties officeooo:paragraph-rsid="001f40be"/>
    </style:style>
    <style:style style:name="P100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3" style:family="paragraph" style:parent-style-name="Table_20_Contents" style:list-style-name="L2">
      <style:paragraph-properties fo:margin-top="0in" fo:margin-bottom="0in" style:contextual-spacing="false"/>
    </style:style>
    <style:style style:name="P104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5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6" style:family="paragraph" style:parent-style-name="Text_20_body" style:list-style-name="L8"/>
    <style:style style:name="P107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8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9" style:family="paragraph" style:parent-style-name="Text_20_body" style:list-style-name="L10">
      <style:text-properties fo:font-size="12pt" style:font-size-asian="12pt" style:font-size-complex="12pt"/>
    </style:style>
    <style:style style:name="P110" style:family="paragraph" style:parent-style-name="Text_20_body" style:list-style-name="L11"/>
    <style:style style:name="P111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2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3"/>
    <style:style style:name="P114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5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Text_20_body">
      <style:text-properties officeooo:paragraph-rsid="0037f3c5"/>
    </style:style>
    <style:style style:name="P118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ddb92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background-color="transparent" loext:char-shading-value="0"/>
    </style:style>
    <style:style style:name="T44" style:family="text">
      <style:text-properties fo:font-size="6pt" fo:font-weight="bold" style:font-size-asian="6pt" style:font-weight-asian="bold" style:font-size-complex="6pt" style:font-weight-complex="bold"/>
    </style:style>
    <style:style style:name="T45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6" style:family="text">
      <style:text-properties fo:language="hu" fo:country="HU"/>
    </style:style>
    <style:style style:name="T4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8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9" style:family="text">
      <style:text-properties fo:font-size="7pt" style:font-size-asian="7pt" style:font-size-complex="7pt"/>
    </style:style>
    <style:style style:name="T50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3" style:family="text">
      <style:text-properties fo:font-size="10.5pt" style:font-size-asian="10.5pt" style:font-size-complex="10.5pt"/>
    </style:style>
    <style:style style:name="T54" style:family="text">
      <style:text-properties officeooo:rsid="0019307d"/>
    </style:style>
    <style:style style:name="T55" style:family="text">
      <style:text-properties officeooo:rsid="001ae915"/>
    </style:style>
    <style:style style:name="T56" style:family="text">
      <style:text-properties style:font-name="Tahoma" fo:font-size="11pt" fo:font-style="normal" officeooo:rsid="001ae915" style:font-size-asian="10.5pt"/>
    </style:style>
    <style:style style:name="T57" style:family="text">
      <style:text-properties style:font-name="Tahoma" fo:font-size="11pt" fo:font-style="normal" officeooo:rsid="001c2ac6" style:font-size-asian="10.5pt"/>
    </style:style>
    <style:style style:name="T58" style:family="text">
      <style:text-properties officeooo:rsid="001c2ac6"/>
    </style:style>
    <style:style style:name="T59" style:family="text">
      <style:text-properties officeooo:rsid="001d4ef9"/>
    </style:style>
    <style:style style:name="T60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1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2" style:family="text">
      <style:text-properties officeooo:rsid="00278d0f"/>
    </style:style>
    <style:style style:name="T63" style:family="text">
      <style:text-properties officeooo:rsid="002acfb1"/>
    </style:style>
    <style:style style:name="T64" style:family="text">
      <style:text-properties officeooo:rsid="002ca242"/>
    </style:style>
    <style:style style:name="T65" style:family="text">
      <style:text-properties officeooo:rsid="0030b76c"/>
    </style:style>
    <style:style style:name="T66" style:family="text">
      <style:text-properties fo:color="#c9211e" loext:opacity="100%" officeooo:rsid="0030b76c"/>
    </style:style>
    <style:style style:name="T67" style:family="text">
      <style:text-properties officeooo:rsid="0033cf40"/>
    </style:style>
    <style:style style:name="T68" style:family="text">
      <style:text-properties officeooo:rsid="00353657"/>
    </style:style>
    <style:style style:name="T69" style:family="text">
      <style:text-properties officeooo:rsid="0037665b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2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6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6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6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6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6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6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63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54">1 dobás az indokolt </text:span>maximális nehézségre <text:span text:style-name="T58">+ </text:span>több prób<text:span text:style-name="T58">a</text:span> <text:span text:style-name="T1">1 fokozattal alacsonyabb nehézség ellen</text:span>. <text:span text:style-name="T58">KM dönt.</text:span></text:p>
      </text:section>
      <text:h text:style-name="Heading_20_1" text:outline-level="1"><text:span text:style-name="_5b_RPG_5d__20_Kiemelt_20_kifejezés"><text:span text:style-name="T52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58">f</text:span>el kell mászni a várfalra. Ehhez az <text:span text:style-name="T1">Ügyesség</text:span> Tulajdonság <text:span text:style-name="T58">(2) </text:span>szükséges és a <text:span text:style-name="T1">Mászás</text:span> <text:span text:style-name="T58">(5) </text:span>Képzettség.<text:line-break/></text:p>
        <text:p text:style-name="P2"><text:span text:style-name="T56">A </text:span>várfal igen sima, alig néhány kiszögelés tarkítja.<text:line-break/><text:span text:style-name="T62">Í</text:span><text:span text:style-name="T58">gy ez egy </text:span><text:span text:style-name="T3">Nagyon nehéz</text:span><text:span text:style-name="T43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3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59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57">V</text:span>állalni csak nagyon fontos, ritka esetben van értelme. <text:span text:style-name="T57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42">Fontos</text:span>: összetett, több dobást igénylő képzettségpróbánál nem lehetséges Vállalás! (pl. megmászni a nagy hegyet)</text:p>
      <text:p text:style-name="P71"/>
      <text:p text:style-name="P95"><text:span text:style-name="T1">Összhang</text:span>: egyes képzettségek <text:span text:style-name="T67">helyettesítő értéket adhatnak egy másik</text:span> képzettség használa<text:span text:style-name="T67">ta</text:span> <text:span text:style-name="T67">helyett.<text:line-break/>Ö</text:span><text:span text:style-name="T68">sszesen </text:span><text:span text:style-name="T67">max</text:span><text:span text:style-name="T68">imum</text:span><text:span text:style-name="T67"> 5.</text:span><text:span text:style-name="T68">képzettség</text:span><text:span text:style-name="T67">szintig é</text:span><text:span text:style-name="T68">rhetnek el az így összeadott helyettesítő értékek. A helyettesítendő képzettséghez NEM adódnak hozzá.</text:span></text:p>
      <text:list text:style-name="L7">
        <text:list-item>
          <text:p text:style-name="P105">Ha erősen kapcsolódik: 1/3 é<text:span text:style-name="T67">rték helyettesíthető be</text:span></text:p>
        </text:list-item>
        <text:list-item>
          <text:p text:style-name="P104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8"><text:span text:style-name="_5b_RPG_5d__20_Kiemelt_20_kifejezés"><text:span text:style-name="T51">Harc</text:span></text:span></text:p>
      <text:list text:style-name="L8">
        <text:list-item>
          <text:p text:style-name="P106">Támadó dobás: TÉ + k100</text:p>
        </text:list-item>
        <text:list-item>
          <text:p text:style-name="P106">Minden újabb támadás a körben -10 TÉ-vel megy</text:p>
        </text:list-item>
        <text:list-item>
          <text:p text:style-name="P106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6"><text:s/>VÉ csökkentés</text:span></text:span></text:p>
            <text:list text:style-name="L1">
              <text:list-item>
                <text:p text:style-name="P99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2">mindkét fél <text:span text:style-name="T1">kiskockával</text:span> csökkent (k100)</text:p>
              </text:list-item>
              <text:list-item>
                <text:p text:style-name="P98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101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101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8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100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100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6"><text:s/>Túlütés → ÉP sebzés</text:span></text:span></text:p>
            <text:list text:style-name="L2">
              <text:list-item>
                <text:p text:style-name="P103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103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103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2 ÉP</text:p>
            </table:table-cell>
            <table:table-cell table:style-name="Táblázat1.C3" office:value-type="string">
              <text:p text:style-name="P23">-25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20 ÉP</text:p>
            </table:table-cell>
            <table:table-cell table:style-name="Táblázat1.C2" office:value-type="string">
              <text:p text:style-name="P23">-4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30 ÉP</text:p>
            </table:table-cell>
            <table:table-cell table:style-name="Táblázat1.C3" office:value-type="string">
              <text:p text:style-name="P23">-5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42 ÉP</text:p>
            </table:table-cell>
            <table:table-cell table:style-name="Táblázat1.C2" office:value-type="string">
              <text:p text:style-name="P23">-6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56 ÉP</text:p>
            </table:table-cell>
            <table:table-cell table:style-name="Táblázat1.C3" office:value-type="string">
              <text:p text:style-name="P23">-7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72 ÉP</text:p>
            </table:table-cell>
            <table:table-cell table:style-name="Táblázat1.C2" office:value-type="string">
              <text:p text:style-name="P23">-8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90 ÉP</text:p>
            </table:table-cell>
            <table:table-cell table:style-name="Táblázat1.C3" office:value-type="string">
              <text:p text:style-name="P23">-90 VÉ</text:p>
            </table:table-cell>
          </table:table-row>
        </table:table>
        <text:p text:style-name="P9"><text:span text:style-name="_5b_RPG_5d__20_Kiemelt_20_kifejezés"><text:span text:style-name="T22"><text:tab/>* Az 1-es k20 dobás mindig Enyhe seb </text:span></text:span></text:p>
        <text:p text:style-name="P9"><text:span text:style-name="_5b_RPG_5d__20_Kiemelt_20_kifejezés"><text:span text:style-name="T22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4">(20-anként)</text:span></text:p>
            </table:table-cell>
            <table:table-cell table:style-name="Táblázat2.B2" office:value-type="string">
              <text:p text:style-name="P30"><text:span text:style-name="T43">+3</text:span> SP<text:line-break/><text:span text:style-name="T49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2">Áldozat dobja </text:span></text:span><text:span text:style-name="_5b_RPG_5d__20_Kiemelt_20_kifejezés"><text:span text:style-name="T23">(</text:span></text:span><text:span text:style-name="_5b_RPG_5d__20_Kiemelt_20_kifejezés"><text:span text:style-name="T22">k10</text:span></text:span><text:span text:style-name="_5b_RPG_5d__20_Kiemelt_20_kifejezés"><text:span text:style-name="T23">)</text:span></text:span><text:span text:style-name="_5b_RPG_5d__20_Kiemelt_20_kifejezés"><text:span text:style-name="T2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2">Levonódik az SP-ből.</text:span></text:span></text:p>
        <text:p text:style-name="P19"><text:span text:style-name="_5b_RPG_5d__20_Kiemelt_20_kifejezés"><text:span text:style-name="T22">Minden páncélnak szúró/vágó/zúzó SFÉ-je van</text:span></text:span></text:p>
        <text:p text:style-name="P19"><text:span text:style-name="_5b_RPG_5d__20_Kiemelt_20_kifejezés"><text:span text:style-name="T22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2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0">Csataszabályok</text:span></text:span><text:span text:style-name="_5b_RPG_5d__20_Kiemelt_20_kifejezés"><text:span text:style-name="T61"> (nagy tömegjelenetnél)</text:span></text:span></text:p>
        <text:list text:style-name="L9">
          <text:list-item>
            <text:p text:style-name="P107">+20 TÉ mindenkinek</text:p>
          </text:list-item>
          <text:list-item>
            <text:p text:style-name="P107">Nincs VÉ csökkentés</text:p>
          </text:list-item>
          <text:list-item>
            <text:p text:style-name="P107">Nincs páncéldobás</text:p>
          </text:list-item>
          <text:list-item>
            <text:p text:style-name="P107">TÉ/VÉ értékeket kerekítjük 10-zel oszthatóan (1-5: lefelé, 6-9: felfelé)</text:p>
          </text:list-item>
          <text:list-item>
            <text:p text:style-name="P107">Támadó dobás eredményét is kerekítjük ugyanígy</text:p>
          </text:list-item>
          <text:list-item>
            <text:p text:style-name="P108"><text:span text:style-name="_5b_RPG_5d__20_Kiemelt_20_kifejezés"><text:span text:style-name="T29">Erősített sebzés: </text:span></text:span><text:span text:style-name="_5b_RPG_5d__20_Kiemelt_20_kifejezés"><text:span text:style-name="T3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0"/></text:span></text:p>
        <text:p text:style-name="P27">Puszta kéz: <text:s/><text:line-break/> <text:s/><text:span text:style-name="T22">Közelharc alap + KÉ: -10, TÉ: -10, VÉ: -10 </text:span></text:p>
        <text:p text:style-name="P28">Érintő támadás: <text:line-break/> <text:s/><text:span text:style-name="T22">Közelharc alap + <text:s/></text:span><text:span text:style-name="_5b_RPG_5d__20_Kiemelt_20_kifejezés"><text:span text:style-name="T30">KÉ: -10, TÉ: 0, VÉ: -10 </text:span></text:span></text:p>
        <text:p text:style-name="P26"><text:span text:style-name="_5b_RPG_5d__20_Kiemelt_20_kifejezés"><text:span text:style-name="T30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- 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71"><text:span text:style-name="_5b_RPG_5d__20_Kiemelt_20_kifejezés"><text:span text:style-name="T18">- 1. Végrehajtás: Támadó dobás (TÉ+20). Ha megv</text:span></text:span><text:span text:style-name="_5b_RPG_5d__20_Kiemelt_20_kifejezés"><text:span text:style-name="T19">an:</text:span></text:span></text:p>
        <text:p text:style-name="P71"><text:span text:style-name="_5b_RPG_5d__20_Kiemelt_20_kifejezés"><text:span text:style-name="T18">- 2. Ellenpróba:</text:span></text:span></text:p>
        <text:p text:style-name="P11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k10) <text:s text:c="2"/>vs. </text:span></text:span></text:p>
        <text:p text:style-name="P11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28"/></text:span></text:p>
        <text:p text:style-name="P76"><text:span text:style-name="_5b_RPG_5d__20_Kiemelt_20_kifejezés"><text:span text:style-name="T32">Szándékos kitérés lövés elől</text:span></text:span><text:span text:style-name="_5b_RPG_5d__20_Kiemelt_20_kifejezés"><text:span text:style-name="T50">*</text:span></text:span></text:p>
        <text:p text:style-name="P22">Ha rendelkezik elegendő hellyel a kitérésre <text:span text:style-name="T42">és</text:span> bejelenti, hogy kitér, akk<text:span text:style-name="T43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69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1">* Kapcsolódó fortély: „Kitérés lövés elől” (+2-t ad a Gyorsaságpróbára)</text:span></text:span></text:p>
        <text:p text:style-name="P32"><text:span text:style-name="_5b_RPG_5d__20_Kiemelt_20_kifejezés"><text:span text:style-name="T31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1"><text:s/></text:span></text:span><text:span text:style-name="_5b_RPG_5d__20_Kiemelt_20_kifejezés"><text:span text:style-name="T47">Távolsági har</text:span></text:span><text:span text:style-name="_5b_RPG_5d__20_Kiemelt_20_kifejezés"><text:span text:style-name="T48">c</text:span></text:span></text:p>
      <text:list text:style-name="L10">
        <text:list-item>
          <text:p text:style-name="P109"><text:span text:style-name="_5b_RPG_5d__20_Kiemelt_20_kifejezés"><text:span text:style-name="T36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3414531982" text:style-name="L11">
        <text:list-item text:start-value="1">
          <text:p text:style-name="P110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2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5">→</text:span></text:span><text:span text:style-name="_5b_RPG_5d__20_Kiemelt_20_kifejezés"><text:span text:style-name="T4"> Felfelé kerekítve</text:span></text:span></text:p>
        </text:list-item>
      </text:list>
      <text:list text:continue-list="list3414531982" text:style-name="L11">
        <text:list-item text:start-value="1">
          <text:p text:style-name="P111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46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46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6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4"><text:s/></text:span></text:span></text:p>
      <text:p text:style-name="Text_20_body"><text:span text:style-name="_5b_RPG_5d__20_Kiemelt_20_kifejezés"><text:span text:style-name="T1"/></text:span></text:p>
      <text:h text:style-name="P97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5">Támadó taktika: <text:s text:c="2"/></text:span></text:span><text:span text:style-name="_5b_RPG_5d__20_Kiemelt_20_kifejezés"><text:span text:style-name="T36"><text:s/>TÉ:+1 </text:span></text:span><text:span text:style-name="_5b_RPG_5d__20_Kiemelt_20_kifejezés"><text:span text:style-name="T8">→</text:span></text:span><text:span text:style-name="_5b_RPG_5d__20_Kiemelt_20_kifejezés"><text:span text:style-name="T36">VÉ:-2 <text:s text:c="3"/>(Max +15 TÉ / -</text:span></text:span><text:span text:style-name="_5b_RPG_5d__20_Kiemelt_20_kifejezés"><text:span text:style-name="T37">30 V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taktika:</text:span></text:span><text:span text:style-name="_5b_RPG_5d__20_Kiemelt_20_kifejezés"><text:span text:style-name="T36"> VÉ:+1 </text:span></text:span><text:span text:style-name="_5b_RPG_5d__20_Kiemelt_20_kifejezés"><text:span text:style-name="T8">→T</text:span></text:span><text:span text:style-name="_5b_RPG_5d__20_Kiemelt_20_kifejezés"><text:span text:style-name="T36">É:-2 <text:s text:c="3"/>(Max +20 VÉ / -</text:span></text:span><text:span text:style-name="_5b_RPG_5d__20_Kiemelt_20_kifejezés"><text:span text:style-name="T37">40 T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harc: <text:s text:c="3"/></text:span></text:span><text:span text:style-name="T38">VÉ:+</text:span><text:span text:style-name="_5b_RPG_5d__20_Kiemelt_20_kifejezés"><text:span text:style-name="T36">25 </text:span></text:span><text:span text:style-name="_5b_RPG_5d__20_Kiemelt_20_kifejezés"><text:span text:style-name="T37">(n</text:span></text:span><text:span text:style-name="_5b_RPG_5d__20_Kiemelt_20_kifejezés"><text:span text:style-name="T36">em támadhat, csak hátrálhat</text:span></text:span><text:span text:style-name="_5b_RPG_5d__20_Kiemelt_20_kifejezés"><text:span text:style-name="T37">)</text:span></text:span></text:p>
      <text:p text:style-name="Text_20_body"><text:span text:style-name="_5b_RPG_5d__20_Kiemelt_20_kifejezés"><text:span text:style-name="T35">Kezdeményező Taktika: <text:s text:c="2"/></text:span></text:span><text:span text:style-name="_5b_RPG_5d__20_Kiemelt_20_kifejezés"><text:span text:style-name="T36">+1KÉ </text:span></text:span><text:span text:style-name="_5b_RPG_5d__20_Kiemelt_20_kifejezés"><text:span text:style-name="T33">→</text:span></text:span><text:span text:style-name="_5b_RPG_5d__20_Kiemelt_20_kifejezés"><text:span text:style-name="T36"> -2VÉ <text:s text:c="2"/>(max 10)</text:span></text:span></text:p>
      <text:p text:style-name="P94"><text:span text:style-name="T1">Sebző taktika</text:span>: <text:s text:c="2"/>+1 SP → -3 TÉ; <text:s text:c="2"/>max plusz SP: Élettan szintje <text:s text:c="2"/><text:span text:style-name="T64">(</text:span>Harci anatómia <text:span text:style-name="T64">számít;</text:span> <text:span text:style-name="T64">csak KÉ </text:span>taktikával kombinálható<text:span text:style-name="T64">)</text:span></text:p>
      <text:p text:style-name="P89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3">→</text:span></text:span><text:span text:style-name="_5b_RPG_5d__20_Kiemelt_20_kifejezés"><text:span text:style-name="T36"> </text:span></text:span><text:span text:style-name="T4">E</text:span><text:span text:style-name="T34">lső visszatámadásra</text:span><text:span text:style-name="T36"> </text:span><text:span text:style-name="T38">+5 TÉ</text:span></text:p>
      <text:p text:style-name="P93"><text:span text:style-name="T35">Támadás erőből</text:span><text:span text:style-name="T38">: <text:s/>+1 SP → -3 TÉ </text:span><text:span text:style-name="T39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3">Kéz csonkolása: (áldozat max ÉP / 3) (felfele kerekítve) sebzés szükséges</text:p>
        </text:list-item>
        <text:list-item>
          <text:p text:style-name="P113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0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4">Követelmény: Észrevétlen támadás</text:p>
                  </text:list-item>
                  <text:list-item>
                    <text:p text:style-name="P114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5">1: nincs ÉP seb</text:p>
              </text:list-item>
              <text:list-item>
                <text:p text:style-name="P115">2: sebzés fele bement ÉP-ben</text:p>
              </text:list-item>
              <text:list-item>
                <text:p text:style-name="P115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6">3-al emeli a Fájdalomtűrés célszámát</text:p>
              </text:list-item>
              <text:list-item>
                <text:p text:style-name="P116">1 seb kategóriával kevesebb kell <text:s/>(Pl. 2.fokon már csak 3 ÉP sebzés elég)</text:p>
              </text:list-item>
              <text:list-item>
                <text:p text:style-name="P116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1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0"/></text:span></text:p>
      <text:p text:style-name="P16"><text:span text:style-name="_5b_RPG_5d_Kiemelt_20_kifejezés"><text:span text:style-name="T40"/></text:span></text:p>
      <text:p text:style-name="Text_20_body"><text:span text:style-name="_5b_RPG_5d_Kiemelt_20_kifejezés"><text:span text:style-name="T40">Orvtámadás</text:span></text:span></text:p>
      <text:p text:style-name="Text_20_body"><text:span text:style-name="_5b_RPG_5d_Kiemelt_20_kifejezés"><text:span text:style-name="T41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0"/></text:span></text:p>
      <text:p text:style-name="Text_20_body"><text:span text:style-name="_5b_RPG_5d_Kiemelt_20_kifejezés"><text:span text:style-name="T40">Pontok támadása harc közben</text:span></text:span></text:p>
      <text:p text:style-name="P59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66">TODO</text:span></text:p>
      <text:p text:style-name="P59"/>
      <text:p text:style-name="P61"><text:span text:style-name="T1">Mögékerülés, Rávetődés, Nyakba ugrás hátulról</text:span>: <text:span text:style-name="T66">TODO</text:span></text:p>
      <text:p text:style-name="P59"/>
      <text:p text:style-name="P61"><text:span text:style-name="T1">Csoportos fejezés</text:span>: <text:span text:style-name="T66">TODO</text:span></text:p>
      <text:p text:style-name="P59"/>
      <text:p text:style-name="P59"/>
      <text:h text:style-name="P97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62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62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62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55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55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55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55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55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55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8">Kétkezesség fortély. Csak annyit ad, hogy rosszabbik kézzel is levonás nélkül tudsz harcolni, de csak 1 fegyverrel!!</text:p>
              </text:list-item>
              <text:list-item>
                <text:p text:style-name="P118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65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8T20:22:36.259410290</dc:date>
    <meta:editing-cycles>39</meta:editing-cycles>
    <meta:editing-duration>PT5H57M35S</meta:editing-duration>
    <meta:document-statistic meta:table-count="18" meta:image-count="0" meta:object-count="0" meta:page-count="5" meta:paragraph-count="410" meta:word-count="2022" meta:character-count="12911" meta:non-whitespace-character-count="11201"/>
    <meta:user-defined meta:name="Információ 1"/>
    <meta:user-defined meta:name="Információ 2"/>
    <meta:user-defined meta:name="Információ 3"/>
    <meta:user-defined meta:name="Információ 4"/>
  </office:meta>
</office:document-meta>
</file>